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l" fo:country="GR"/>
    </style:style>
    <style:style style:name="P2" style:parent-style-name="Standard" style:family="paragraph">
      <style:text-properties fo:language="el" fo:country="GR"/>
    </style:style>
    <style:style style:name="P3" style:parent-style-name="Standard" style:family="paragraph">
      <style:text-properties fo:background-color="#FFFF00" fo:language="el" fo:country="GR"/>
    </style:style>
    <style:style style:name="P4" style:parent-style-name="Standard" style:family="paragraph">
      <style:text-properties fo:language="el" fo:country="GR"/>
    </style:style>
    <style:style style:name="P5" style:parent-style-name="Standard" style:family="paragraph">
      <style:text-properties fo:language="el" fo:country="GR"/>
    </style:style>
    <style:style style:name="P6" style:parent-style-name="Standard" style:family="paragraph">
      <style:text-properties fo:language="el" fo:country="GR"/>
    </style:style>
    <style:style style:name="P7" style:parent-style-name="Standard" style:family="paragraph">
      <style:text-properties fo:language="el" fo:country="GR"/>
    </style:style>
    <style:style style:name="P8" style:parent-style-name="Standard" style:family="paragraph">
      <style:text-properties fo:language="el" fo:country="GR"/>
    </style:style>
    <style:style style:name="P9" style:parent-style-name="Standard" style:family="paragraph">
      <style:text-properties fo:language="el" fo:country="GR"/>
    </style:style>
    <style:style style:name="P10" style:parent-style-name="Standard" style:family="paragraph">
      <style:text-properties fo:background-color="#FFFF00" fo:language="el" fo:country="GR"/>
    </style:style>
    <style:style style:name="P11" style:parent-style-name="Standard" style:family="paragraph">
      <style:text-properties fo:language="el" fo:country="GR"/>
    </style:style>
    <style:style style:name="P12" style:parent-style-name="Standard" style:family="paragraph">
      <style:text-properties fo:language="el" fo:country="GR"/>
    </style:style>
    <style:style style:name="P13" style:parent-style-name="Standard" style:family="paragraph">
      <style:text-properties fo:language="el" fo:country="GR"/>
    </style:style>
    <style:style style:name="P14" style:parent-style-name="Standard" style:family="paragraph">
      <style:text-properties fo:background-color="#FFFF00" fo:language="el" fo:country="GR"/>
    </style:style>
    <style:style style:name="P15" style:parent-style-name="Standard" style:family="paragraph">
      <style:text-properties fo:language="el" fo:country="GR"/>
    </style:style>
    <style:style style:name="P16" style:parent-style-name="Standard" style:family="paragraph">
      <style:text-properties fo:language="el" fo:country="GR"/>
    </style:style>
    <style:style style:name="P17" style:parent-style-name="Standard" style:family="paragraph">
      <style:text-properties fo:language="el" fo:country="GR"/>
    </style:style>
    <style:style style:name="P18" style:parent-style-name="Standard" style:family="paragraph">
      <style:text-properties fo:background-color="#FFFF00" fo:language="el" fo:country="GR"/>
    </style:style>
    <style:style style:name="P19" style:parent-style-name="Standard" style:family="paragraph">
      <style:text-properties fo:background-color="#FFFF00" fo:language="el" fo:country="GR"/>
    </style:style>
    <style:style style:name="P20" style:parent-style-name="Standard" style:family="paragraph">
      <style:text-properties fo:language="el" fo:country="GR"/>
    </style:style>
    <style:style style:name="P21" style:parent-style-name="Standard" style:family="paragraph">
      <style:text-properties fo:language="el" fo:country="GR"/>
    </style:style>
    <style:style style:name="P22" style:parent-style-name="Standard" style:family="paragraph">
      <style:text-properties fo:background-color="#FFFF00" fo:language="el" fo:country="GR"/>
    </style:style>
    <style:style style:name="P23" style:parent-style-name="Standard" style:family="paragraph">
      <style:text-properties fo:language="el" fo:country="GR"/>
    </style:style>
    <style:style style:name="P24" style:parent-style-name="Standard" style:family="paragraph">
      <style:text-properties fo:language="el" fo:country="GR"/>
    </style:style>
    <style:style style:name="P25" style:parent-style-name="Standard" style:family="paragraph">
      <style:text-properties fo:language="el" fo:country="GR"/>
    </style:style>
    <style:style style:name="P26" style:parent-style-name="Standard" style:family="paragraph">
      <style:text-properties fo:background-color="#FFFF00" fo:language="el" fo:country="GR"/>
    </style:style>
    <style:style style:name="P27" style:parent-style-name="Standard" style:family="paragraph">
      <style:text-properties fo:language="el" fo:country="GR"/>
    </style:style>
    <style:style style:name="P28" style:parent-style-name="Standard" style:family="paragraph">
      <style:text-properties fo:language="el" fo:country="GR"/>
    </style:style>
    <style:style style:name="P29" style:parent-style-name="Standard" style:family="paragraph">
      <style:text-properties fo:language="el" fo:country="GR"/>
    </style:style>
    <style:style style:name="P30" style:parent-style-name="Standard" style:family="paragraph">
      <style:text-properties fo:language="el" fo:country="GR"/>
    </style:style>
    <style:style style:name="P31" style:parent-style-name="Standard" style:family="paragraph">
      <style:text-properties fo:language="el" fo:country="GR"/>
    </style:style>
    <style:style style:name="P32" style:parent-style-name="Standard" style:family="paragraph">
      <style:text-properties fo:language="el" fo:country="GR"/>
    </style:style>
    <style:style style:name="T33" style:parent-style-name="DefaultParagraphFont" style:family="text">
      <style:text-properties fo:background-color="#FFFF00" fo:language="el" fo:country="GR"/>
    </style:style>
    <style:style style:name="T34" style:parent-style-name="DefaultParagraphFont" style:family="text">
      <style:text-properties fo:language="el" fo:country="GR"/>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P39" style:parent-style-name="Standard" style:family="paragraph">
      <style:text-properties fo:language="el" fo:country="GR"/>
    </style:style>
    <style:style style:name="P40" style:parent-style-name="Standard" style:family="paragraph">
      <style:text-properties fo:language="el" fo:country="GR"/>
    </style:style>
    <style:style style:name="P41" style:parent-style-name="Standard" style:family="paragraph">
      <style:text-properties fo:language="el" fo:country="GR"/>
    </style:style>
    <style:style style:name="P42" style:parent-style-name="Standard" style:family="paragraph">
      <style:text-properties fo:language="el" fo:country="GR"/>
    </style:style>
    <style:style style:name="P43" style:parent-style-name="Standard" style:family="paragraph">
      <style:text-properties fo:language="el" fo:country="GR"/>
    </style:style>
    <style:style style:name="P44" style:parent-style-name="Standard" style:family="paragraph">
      <style:text-properties fo:language="el" fo:country="GR"/>
    </style:style>
    <style:style style:name="P45" style:parent-style-name="Standard" style:family="paragraph">
      <style:text-properties fo:language="el" fo:country="GR"/>
    </style:style>
    <style:style style:name="P46" style:parent-style-name="Standard" style:family="paragraph">
      <style:text-properties fo:language="el" fo:country="GR"/>
    </style:style>
    <style:style style:name="P47" style:parent-style-name="Standard" style:family="paragraph">
      <style:text-properties fo:language="el" fo:country="GR"/>
    </style:style>
    <style:style style:name="P48" style:parent-style-name="Standard" style:family="paragraph">
      <style:text-properties fo:language="el" fo:country="GR"/>
    </style:style>
    <style:style style:name="P49" style:parent-style-name="Standard" style:family="paragraph">
      <style:text-properties fo:language="el" fo:country="GR"/>
    </style:style>
    <style:style style:name="P50" style:parent-style-name="Standard" style:family="paragraph">
      <style:text-properties fo:language="el" fo:country="GR"/>
    </style:style>
    <style:style style:name="P51" style:parent-style-name="Standard" style:family="paragraph">
      <style:text-properties fo:language="el" fo:country="GR"/>
    </style:style>
    <style:style style:name="P52" style:parent-style-name="Standard" style:family="paragraph">
      <style:text-properties fo:language="el" fo:country="GR"/>
    </style:style>
    <style:style style:name="P53" style:parent-style-name="Standard" style:family="paragraph">
      <style:text-properties fo:language="el" fo:country="GR"/>
    </style:style>
    <style:style style:name="P54" style:parent-style-name="Standard" style:family="paragraph">
      <style:text-properties fo:language="el" fo:country="GR"/>
    </style:style>
    <style:style style:name="P55" style:parent-style-name="Standard" style:family="paragraph">
      <style:text-properties fo:language="el" fo:country="GR"/>
    </style:style>
    <style:style style:name="P56" style:parent-style-name="Standard" style:family="paragraph">
      <style:text-properties fo:language="el" fo:country="GR"/>
    </style:style>
    <style:style style:name="P57" style:parent-style-name="Standard" style:family="paragraph">
      <style:text-properties fo:language="el" fo:country="GR"/>
    </style:style>
    <style:style style:name="P58" style:parent-style-name="Standard" style:family="paragraph">
      <style:text-properties fo:language="el" fo:country="GR"/>
    </style:style>
    <style:style style:name="P59" style:parent-style-name="Standard" style:family="paragraph">
      <style:text-properties fo:language="el" fo:country="GR"/>
    </style:style>
    <style:style style:name="P60" style:parent-style-name="Standard" style:family="paragraph">
      <style:text-properties fo:language="el" fo:country="GR"/>
    </style:style>
    <style:style style:name="P61" style:parent-style-name="Standard" style:family="paragraph">
      <style:text-properties fo:language="el" fo:country="GR"/>
    </style:style>
    <style:style style:name="P62" style:parent-style-name="Standard" style:family="paragraph">
      <style:text-properties fo:language="el" fo:country="GR"/>
    </style:style>
    <style:style style:name="P63" style:parent-style-name="Standard" style:family="paragraph">
      <style:text-properties fo:language="el" fo:country="GR"/>
    </style:style>
    <style:style style:name="P64" style:parent-style-name="Standard" style:family="paragraph">
      <style:text-properties fo:language="el" fo:country="GR"/>
    </style:style>
    <style:style style:name="P65" style:parent-style-name="Standard" style:family="paragraph">
      <style:text-properties fo:language="el" fo:country="GR"/>
    </style:style>
    <style:style style:name="P66" style:parent-style-name="Standard" style:family="paragraph">
      <style:text-properties fo:language="el" fo:country="GR"/>
    </style:style>
    <style:style style:name="P67" style:parent-style-name="Standard" style:family="paragraph">
      <style:text-properties fo:language="el" fo:country="GR"/>
    </style:style>
    <style:style style:name="P68" style:parent-style-name="Standard" style:family="paragraph">
      <style:text-properties fo:language="el" fo:country="GR"/>
    </style:style>
    <style:style style:name="P69" style:parent-style-name="Standard" style:family="paragraph">
      <style:text-properties fo:language="el" fo:country="GR"/>
    </style:style>
    <style:style style:name="P70" style:parent-style-name="Standard" style:family="paragraph">
      <style:text-properties fo:language="el" fo:country="GR"/>
    </style:style>
    <style:style style:name="P71" style:parent-style-name="Standard" style:family="paragraph">
      <style:text-properties fo:language="el" fo:country="GR"/>
    </style:style>
    <style:style style:name="P72" style:parent-style-name="Standard" style:family="paragraph">
      <style:text-properties fo:language="el" fo:country="GR"/>
    </style:style>
    <style:style style:name="P73" style:parent-style-name="Standard" style:family="paragraph">
      <style:text-properties fo:language="el" fo:country="GR"/>
    </style:style>
    <style:style style:name="P74" style:parent-style-name="Standard" style:family="paragraph">
      <style:text-properties fo:language="el" fo:country="GR"/>
    </style:style>
    <style:style style:name="P75" style:parent-style-name="Standard" style:family="paragraph">
      <style:text-properties fo:language="el" fo:country="GR"/>
    </style:style>
    <style:style style:name="P76" style:parent-style-name="Standard" style:family="paragraph">
      <style:text-properties fo:language="el" fo:country="GR"/>
    </style:style>
    <style:style style:name="P77" style:parent-style-name="Standard" style:family="paragraph">
      <style:text-properties fo:language="el" fo:country="GR"/>
    </style:style>
  </office:automatic-styles>
  <office:body>
    <office:text text:use-soft-page-breaks="true">
      <text:p text:style-name="P1"/>
      <text:p text:style-name="P2"/>
      <text:p text:style-name="P3">Ιδεολογία</text:p>
      <text:p text:style-name="P4"/>
      <text:p text:style-name="P5">Το ΚΚΕ είναι ένα κομμουνιστικό κόμμα που πιστεύει στις αρχές του μαρξισμού-λενινισμού<text:s/>και<text:s/>επιδιώκει την εγκαθίδρυση του σοσιαλισμού στην Ελλάδα και σε όλο τον κόσμο.<text:s/>Το κόμμα υποστηρίζει επίσης τον διεθνισμό και τον αντιιμπεριαλισμό. Αντιτίθεται στην Ευρωπαϊκή Ένωση και το ΝΑΤΟ, τα οποία θεωρεί εργαλεία του ιμπεριαλισμού.</text:p>
      <text:p text:style-name="P6"/>
      <text:p text:style-name="P7"/>
      <text:p text:style-name="P8"/>
      <text:p text:style-name="P9"/>
      <text:p text:style-name="P10">Οικονομική πολιτική</text:p>
      <text:p text:style-name="P11"/>
      <text:p text:style-name="P12">Το ΚΚΕ πρεσβεύει μια σχεδιασμένη οικονομία που ελέγχεται από την εργατική τάξη. Πιστεύει ότι η οικονομία πρέπει να βασίζεται στις ανάγκες των ανθρώπων και όχι στην επιδίωξη του κέρδους.<text:s/>Γι αυτό<text:s/>υποστηρίζει<text:s/>την εθνικοποίηση των μεγάλων βιομηχανιών και την κατάργηση της ιδιωτικής ιδιοκτησίας των μέσων παραγωγής.</text:p>
      <text:p text:style-name="P13"/>
      <text:p text:style-name="P14">Περιβαλλοντική πολιτική</text:p>
      <text:p text:style-name="P15"/>
      <text:p text:style-name="P16">Το ΚΚΕ έχει ισχυρή δέσμευση στον περιβαλλοντισμό και την αειφορία. Υποστηρίζει την προστασία των φυσικών πόρων και τη χρήση ανανεώσιμων πηγών ενέργειας. Το κόμμα ασκεί κριτική στις καπιταλιστικές πρακτικές που δίνουν προτεραιότητα στα κέρδη έναντι των περιβαλλοντικών ανησυχιών και υποστηρίζει ότι μόνο ο σοσιαλισμός μπορεί να προσφέρει το απαραίτητο πλαίσιο για βιώσιμη ανάπτυξη.</text:p>
      <text:p text:style-name="P17"/>
      <text:p text:style-name="P18">Κοινωνική πολιτική</text:p>
      <text:p text:style-name="P19"/>
      <text:p text:style-name="P20">Το ΚΚΕ πρεσβεύει μια πιο ισότιμη και δίκαιη κοινωνία. Υποστηρίζει το δικαίωμα σε ποιοτική υγειονομική περίθαλψη, εκπαίδευση και στέγαση και υποστηρίζει ότι αυτές οι βασικές ανάγκες πρέπει να είναι προσβάσιμες σε όλους. Το κόμμα δεσμεύεται επίσης να τερματίσει τις διακρίσεις με βάση το φύλο, τη φυλή και το<text:s/>σεξουαλικό προσανατολισμό.</text:p>
      <text:p text:style-name="P21"/>
      <text:p text:style-name="P22">Ηγεσία<text:s/></text:p>
      <text:p text:style-name="P23"/>
      <text:p text:style-name="P24">Ο Δημήτρης Κουτσούμπας είναι ο σημερινός Γενικός Γραμματέας του ΚΚΕ. Σε αυτή τη θέση εξελέγη το 2013, διαδεχόμενος την Αλέκα<text:s/>Παπαρήγα που<text:s/>κατείχε<text:s/>το<text:s/>αξίωμα από το 1991.</text:p>
      <text:p text:style-name="P25"/>
      <text:p text:style-name="P26">Ιστορία</text:p>
      <text:p text:style-name="P27"/>
      <text:p text:style-name="P28">Το Κομμουνιστικό Κόμμα Ελλάδος (ΚΚΕ) είναι το παλαιότερο πολιτικό κόμμα στην Ελλάδα που εξακολουθεί να δραστηριοποιείται, αφού ιδρύθηκε το 1918.<text:s/>Έπαιξε σημαντικότατο<text:s/>ρόλο στην αντίσταση κατά της ναζιστικής κατοχής κατά τη διάρκεια του Β' Παγκοσμίου Πολέμου και υπήρξε σημαντική δύναμη<text:s/>από την απελευθέρωση της χώρας.<text:s/>Έχει αντιμετωπίσει πολλές προκλήσεις, συμπεριλαμβανομένων<text:s/>πολιτικών<text:s/>διώξεων<text:s/>για πολλά χρόνια, αλλά παραμένει<text:s/>σημαντική πολιτική δύναμη.</text:p>
      <text:p text:style-name="P29"/>
      <text:p text:style-name="P30"/>
      <text:p text:style-name="P31"/>
      <text:p text:style-name="P32"/>
      <text:p text:style-name="Standard"><text:span text:style-name="T33">Συμπερασματικά</text:span><text:span text:style-name="T34">, το ΚΚΕ<text:s/></text:span><text:span text:style-name="T35">επιδιώκει την εγκαθίδρυση του σοσιαλισμού και αντιτίθεται στο καπιταλιστικό οικονομικό σύστημα. Το κόμμα<text:s/></text:span><text:span text:style-name="T36">δηλώνει</text:span><text:span text:style-name="T37"><text:s/>αφοσιωμένο στον περιβαλλοντισμό και την κοινωνική δ</text:span><text:span text:style-name="T38">ικαιοσύνη και έχει μακρά ιστορία πολιτικού ακτιβισμού στην Ελλάδα.</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Ιδεολογία :</text:p>
      <text:p text:style-name="P61">Κομμουνισμός</text:p>
      <text:p text:style-name="P62"/>
      <text:p text:style-name="P63">Οικονομική Πολιτική :</text:p>
      <text:p text:style-name="P64">Διοικεί την οικονομία, αντιτίθεται στον καπιταλισμό και την παγκοσμιοποίηση</text:p>
      <text:p text:style-name="P65"/>
      <text:p text:style-name="P66">Περιβαλλοντική Πολιτική :</text:p>
      <text:p text:style-name="P67">Δίνει έμφαση στην προστασία του περιβάλλοντος και στη βιώσιμη ανάπτυξη</text:p>
      <text:p text:style-name="P68"/>
      <text:p text:style-name="P69">Κοινωνική Πολιτική :</text:p>
      <text:p text:style-name="P70">Υποστηρίζει προοδευτικές κοινωνικές πολιτικές, συμπεριλαμβανομένων των δικαιωμάτων των εργαζομένων και της ισότητας των φύλων</text:p>
      <text:p text:style-name="P71"/>
      <text:p text:style-name="P72">Κύριος Εκπρόσωπος :</text:p>
      <text:p text:style-name="P73">Δημήτρης Κουτσούμπας</text:p>
      <text:p text:style-name="P74"/>
      <text:p text:style-name="P75">Ιστορία :</text:p>
      <text:p text:style-name="P76">Ιδρύθηκε το 1918<text:s/>ως Κομμουνιστικό Κόμμα Ελλάδας, εκτός νόμου κατά τη διάρκεια της στρατιωτικής δικτατορίας, επανεμφανίστηκε ως ΚΚΕ το 1989.</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sabelle Trinquelle</dc:creator>
    <meta:creation-date>2017-10-20T23:40:00Z</meta:creation-date>
    <dc:date>2023-03-05T14:56:00Z</dc:date>
    <meta:template xlink:href="Normal" xlink:type="simple"/>
    <meta:editing-cycles>7</meta:editing-cycles>
    <meta:editing-duration>PT840S</meta:editing-duration>
    <meta:document-statistic meta:page-count="1" meta:paragraph-count="5" meta:word-count="435" meta:character-count="2916" meta:row-count="20" meta:non-whitespace-character-count="2486"/>
  </office:meta>
</office:document-meta>
</file>